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a6f17" officeooo:paragraph-rsid="001a6f17"/>
    </style:style>
    <style:style style:name="P12" style:family="paragraph" style:parent-style-name="Text_20_body">
      <style:text-properties officeooo:rsid="001ccee5" officeooo:paragraph-rsid="001ccee5"/>
    </style:style>
    <style:style style:name="P13" style:family="paragraph" style:parent-style-name="Text_20_body">
      <style:text-properties officeooo:rsid="00223da3" officeooo:paragraph-rsid="00223da3"/>
    </style:style>
    <style:style style:name="P14" style:family="paragraph" style:parent-style-name="Text_20_body">
      <style:text-properties officeooo:rsid="00234944" officeooo:paragraph-rsid="00234944"/>
    </style:style>
    <style:style style:name="P15" style:family="paragraph" style:parent-style-name="Text_20_body">
      <style:text-properties officeooo:rsid="0024ca1e" officeooo:paragraph-rsid="0024ca1e"/>
    </style:style>
    <style:style style:name="P16" style:family="paragraph" style:parent-style-name="Text_20_body">
      <style:text-properties officeooo:rsid="0027f3d4" officeooo:paragraph-rsid="0027f3d4"/>
    </style:style>
    <style:style style:name="P17" style:family="paragraph" style:parent-style-name="Text_20_body">
      <style:text-properties officeooo:rsid="0028318f" officeooo:paragraph-rsid="0028318f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b7575"/>
    </style:style>
    <style:style style:name="T5" style:family="text">
      <style:text-properties officeooo:rsid="001a6f17"/>
    </style:style>
    <style:style style:name="T6" style:family="text">
      <style:text-properties officeooo:rsid="001ecc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2">change N=M=2, test <text:span text:style-name="T5">INTERPOLATE_TO_BOUNDARY</text:span></text:p>
      <text:p text:style-name="P12">lag_left <text:s text:c="2"/>1.4788305577012359 <text:s text:c="5"/>-0.66666666666666652 <text:s text:c="6"/>0.18783610896543046 <text:s text:c="3"/></text:p>
      <text:p text:style-name="P12"><text:span text:style-name="T6">solution(:, j, s) </text:span>0.91442335545490672 <text:s text:c="7"/>5.5661358582381926E-011 <text:s text:c="2"/>2.9387358770556858E-039</text:p>
      <text:p text:style-name="P12">solution_int_l(s)= <text:s text:c="2"/>1.3522772006853077 <text:s text:c="5"/>s <text:s text:c="10"/>1</text:p>
      <text:p text:style-name="P13">correct!</text:p>
      <text:p text:style-name="P13">This subroutine has no problem.</text:p>
      <text:p text:style-name="P13"/>
      <text:p text:style-name="P14">TSET GET_EXTERNAL_STATE</text:p>
      <text:p text:style-name="P15">solution_ext_l (j==0)</text:p>
      <text:p text:style-name="P15">solution_ext_l <text:s text:c="2"/>1.3522772006853077 <text:s text:c="5"/>-0.95620437864854313 <text:s text:c="5"/>-0.95620437864854313 <text:s text:c="4"/></text:p>
      <text:p text:style-name="P15"><text:s/>solution_int_l <text:s text:c="2"/>1.3522772006853077 <text:s text:c="6"/>0.95620437864854291 <text:s text:c="6"/>0.95620437864854291 <text:s text:c="4"/></text:p>
      <text:p text:style-name="P15"><text:s/>solution_ext_l <text:s text:c="2"/>1.3484006749778332 <text:s text:c="5"/>-0.94885132206291234 <text:s text:c="5"/>-0.94790358646704231 <text:s text:c="4"/></text:p>
      <text:p text:style-name="P15"><text:s/>solution_int_l <text:s text:c="2"/>1.3484006749778332 <text:s text:c="6"/>0.94790358646704209 <text:s text:c="6"/>0.94885132206291212 <text:s text:c="4"/></text:p>
      <text:p text:style-name="P15"><text:s/>solution_ext_l <text:s text:c="2"/>1.3489997374409117 <text:s text:c="5"/>-0.94144928962769170 <text:s text:c="5"/>-0.92450801632511670 <text:s text:c="4"/></text:p>
      <text:p text:style-name="P15"><text:s/>solution_int_l <text:s text:c="2"/>1.3489997374409117 <text:s text:c="6"/>0.92450801632511648 <text:s text:c="6"/>0.94144928962769148 </text:p>
      <text:p text:style-name="P15"/>
      <text:p text:style-name="P16">same magnitude but different direction. Correct. </text:p>
      <text:p text:style-name="P17">Test RIEMANN subroutine</text:p>
      <text:p text:style-name="P17"><text:s/>nflux_x_l <text:s text:c="2"/>0.0000000000000000 <text:s text:c="7"/>1.9124087572970863 <text:s text:c="7"/>1.9124087572970863 <text:s text:c="4"/></text:p>
      <text:p text:style-name="P17"><text:s/>nflux_x_l <text:s/>-2.2204460492503131E-016 <text:s text:c="2"/>1.9018407152983212 <text:s text:c="7"/>1.9018407152983212 <text:s text:c="4"/></text:p>
      <text:p text:style-name="P17"><text:s/>nflux_x_l <text:s text:c="2"/>0.0000000000000000 <text:s text:c="7"/>1.8868655151397451 <text:s text:c="7"/>1.88686551513974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08T15:45:14.585570934</dc:date>
    <meta:editing-duration>PT2H3M42S</meta:editing-duration>
    <meta:editing-cycles>25</meta:editing-cycles>
    <meta:generator>LibreOffice/6.0.7.3$Linux_X86_64 LibreOffice_project/00m0$Build-3</meta:generator>
    <meta:document-statistic meta:table-count="1" meta:image-count="0" meta:object-count="0" meta:page-count="2" meta:paragraph-count="42" meta:word-count="168" meta:character-count="2301" meta:non-whitespace-character-count="1808"/>
  </office:meta>
</office:document-meta>
</file>